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40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7" style:family="table-cell" style:parent-style-name="Default" style:data-style-name="N14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360nm</text:p>
          </table:table-cell>
          <table:table-cell table:style-name="ce5" office:value-type="float" office:value="0.000468406389700249" calcext:value-type="float">
            <text:p>4.684E-04</text:p>
          </table:table-cell>
        </table:table-row>
        <table:table-row table:style-name="ro1">
          <table:table-cell table:style-name="ce2" office:value-type="string" calcext:value-type="string">
            <text:p>361nm</text:p>
          </table:table-cell>
          <table:table-cell office:value-type="float" office:value="0.000457831134553999" calcext:value-type="float">
            <text:p>4.578E-04</text:p>
          </table:table-cell>
        </table:table-row>
        <table:table-row table:style-name="ro1">
          <table:table-cell table:style-name="ce2" office:value-type="string" calcext:value-type="string">
            <text:p>362nm</text:p>
          </table:table-cell>
          <table:table-cell office:value-type="float" office:value="0.000398155301809311" calcext:value-type="float">
            <text:p>3.982E-04</text:p>
          </table:table-cell>
        </table:table-row>
        <table:table-row table:style-name="ro1">
          <table:table-cell table:style-name="ce2" office:value-type="string" calcext:value-type="string">
            <text:p>363nm</text:p>
          </table:table-cell>
          <table:table-cell office:value-type="float" office:value="0.000308466056594625" calcext:value-type="float">
            <text:p>3.085E-04</text:p>
          </table:table-cell>
        </table:table-row>
        <table:table-row table:style-name="ro1">
          <table:table-cell table:style-name="ce2" office:value-type="string" calcext:value-type="string">
            <text:p>364nm</text:p>
          </table:table-cell>
          <table:table-cell office:value-type="float" office:value="0.000227361175348051" calcext:value-type="float">
            <text:p>2.274E-04</text:p>
          </table:table-cell>
        </table:table-row>
        <table:table-row table:style-name="ro1">
          <table:table-cell table:style-name="ce2" office:value-type="string" calcext:value-type="string">
            <text:p>365nm</text:p>
          </table:table-cell>
          <table:table-cell office:value-type="float" office:value="0.000161333882715553" calcext:value-type="float">
            <text:p>1.613E-04</text:p>
          </table:table-cell>
        </table:table-row>
        <table:table-row table:style-name="ro1">
          <table:table-cell table:style-name="ce2" office:value-type="string" calcext:value-type="string">
            <text:p>366nm</text:p>
          </table:table-cell>
          <table:table-cell office:value-type="float" office:value="0.000102398415037896" calcext:value-type="float">
            <text:p>1.024E-04</text:p>
          </table:table-cell>
        </table:table-row>
        <table:table-row table:style-name="ro1">
          <table:table-cell table:style-name="ce2" office:value-type="string" calcext:value-type="string">
            <text:p>367nm</text:p>
          </table:table-cell>
          <table:table-cell office:value-type="float" office:value="0.0000568628711334895" calcext:value-type="float">
            <text:p>5.686E-05</text:p>
          </table:table-cell>
        </table:table-row>
        <table:table-row table:style-name="ro1">
          <table:table-cell office:value-type="string" calcext:value-type="string">
            <text:p>368nm</text:p>
          </table:table-cell>
          <table:table-cell office:value-type="float" office:value="0.0000524654933542479" calcext:value-type="float">
            <text:p>5.247E-05</text:p>
          </table:table-cell>
        </table:table-row>
        <table:table-row table:style-name="ro1">
          <table:table-cell office:value-type="string" calcext:value-type="string">
            <text:p>369nm</text:p>
          </table:table-cell>
          <table:table-cell office:value-type="float" office:value="0.0000830348217277788" calcext:value-type="float">
            <text:p>8.303E-05</text:p>
          </table:table-cell>
        </table:table-row>
        <table:table-row table:style-name="ro1">
          <table:table-cell office:value-type="string" calcext:value-type="string">
            <text:p>370nm</text:p>
          </table:table-cell>
          <table:table-cell office:value-type="float" office:value="0.000123333811643533" calcext:value-type="float">
            <text:p>1.233E-04</text:p>
          </table:table-cell>
        </table:table-row>
        <table:table-row table:style-name="ro1">
          <table:table-cell office:value-type="string" calcext:value-type="string">
            <text:p>371nm</text:p>
          </table:table-cell>
          <table:table-cell office:value-type="float" office:value="0.000165167599334382" calcext:value-type="float">
            <text:p>1.652E-04</text:p>
          </table:table-cell>
        </table:table-row>
        <table:table-row table:style-name="ro1">
          <table:table-cell office:value-type="string" calcext:value-type="string">
            <text:p>372nm</text:p>
          </table:table-cell>
          <table:table-cell office:value-type="float" office:value="0.000185924232937396" calcext:value-type="float">
            <text:p>1.859E-04</text:p>
          </table:table-cell>
        </table:table-row>
        <table:table-row table:style-name="ro1">
          <table:table-cell office:value-type="string" calcext:value-type="string">
            <text:p>373nm</text:p>
          </table:table-cell>
          <table:table-cell office:value-type="float" office:value="0.000184684744453989" calcext:value-type="float">
            <text:p>1.847E-04</text:p>
          </table:table-cell>
        </table:table-row>
        <table:table-row table:style-name="ro1">
          <table:table-cell office:value-type="string" calcext:value-type="string">
            <text:p>374nm</text:p>
          </table:table-cell>
          <table:table-cell office:value-type="float" office:value="0.000175957815372385" calcext:value-type="float">
            <text:p>1.760E-04</text:p>
          </table:table-cell>
        </table:table-row>
        <table:table-row table:style-name="ro1">
          <table:table-cell office:value-type="string" calcext:value-type="string">
            <text:p>375nm</text:p>
          </table:table-cell>
          <table:table-cell office:value-type="float" office:value="0.000161694129928947" calcext:value-type="float">
            <text:p>1.617E-04</text:p>
          </table:table-cell>
        </table:table-row>
        <table:table-row table:style-name="ro1">
          <table:table-cell office:value-type="string" calcext:value-type="string">
            <text:p>376nm</text:p>
          </table:table-cell>
          <table:table-cell office:value-type="float" office:value="0.000143541547004133" calcext:value-type="float">
            <text:p>1.435E-04</text:p>
          </table:table-cell>
        </table:table-row>
        <table:table-row table:style-name="ro1">
          <table:table-cell office:value-type="string" calcext:value-type="string">
            <text:p>377nm</text:p>
          </table:table-cell>
          <table:table-cell office:value-type="float" office:value="0.000123573350720108" calcext:value-type="float">
            <text:p>1.236E-04</text:p>
          </table:table-cell>
        </table:table-row>
        <table:table-row table:style-name="ro1">
          <table:table-cell office:value-type="string" calcext:value-type="string">
            <text:p>378nm</text:p>
          </table:table-cell>
          <table:table-cell office:value-type="float" office:value="0.000104259102954529" calcext:value-type="float">
            <text:p>1.043E-04</text:p>
          </table:table-cell>
        </table:table-row>
        <table:table-row table:style-name="ro1">
          <table:table-cell office:value-type="string" calcext:value-type="string">
            <text:p>379nm</text:p>
          </table:table-cell>
          <table:table-cell office:value-type="float" office:value="0.0000877739730640315" calcext:value-type="float">
            <text:p>8.777E-05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.0000821975118014962" calcext:value-type="float">
            <text:p>8.220E-05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.0000879254002938978" calcext:value-type="float">
            <text:p>8.793E-05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.000096193776698783" calcext:value-type="float">
            <text:p>9.619E-05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.000104576654848643" calcext:value-type="float">
            <text:p>1.046E-04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.000105641149275471" calcext:value-type="float">
            <text:p>1.056E-04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.000097852069302462" calcext:value-type="float">
            <text:p>9.785E-05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.0000889080329216085" calcext:value-type="float">
            <text:p>8.891E-05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.000080515950685367" calcext:value-type="float">
            <text:p>8.052E-05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.0000780891714384779" calcext:value-type="float">
            <text:p>7.809E-05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.0000831867437227629" calcext:value-type="float">
            <text:p>8.319E-05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.0000893098404048942" calcext:value-type="float">
            <text:p>8.931E-05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.000094908602477517" calcext:value-type="float">
            <text:p>9.491E-05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0942296246648766" calcext:value-type="float">
            <text:p>9.423E-05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0852968732942827" calcext:value-type="float">
            <text:p>8.530E-05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.0000766827652114443" calcext:value-type="float">
            <text:p>7.668E-05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.0000707582075847313" calcext:value-type="float">
            <text:p>7.076E-05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.0000755501168896444" calcext:value-type="float">
            <text:p>7.555E-05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.0000949237364693545" calcext:value-type="float">
            <text:p>9.492E-05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.00011637599527603" calcext:value-type="float">
            <text:p>1.164E-04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.00013665844744537" calcext:value-type="float">
            <text:p>1.367E-04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.000148639257531613" calcext:value-type="float">
            <text:p>1.486E-04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.000147225524415262" calcext:value-type="float">
            <text:p>1.472E-04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.000140515083330683" calcext:value-type="float">
            <text:p>1.405E-04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.000129430467495695" calcext:value-type="float">
            <text:p>1.294E-04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.000113522342871875" calcext:value-type="float">
            <text:p>1.135E-04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0927300425246358" calcext:value-type="float">
            <text:p>9.273E-05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0724431374692358" calcext:value-type="float">
            <text:p>7.244E-05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0551855628145859" calcext:value-type="float">
            <text:p>5.519E-05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0458053873444442" calcext:value-type="float">
            <text:p>4.581E-05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0491609098389745" calcext:value-type="float">
            <text:p>4.916E-05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0592918840993661" calcext:value-type="float">
            <text:p>5.929E-05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0757553789298981" calcext:value-type="float">
            <text:p>7.576E-05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00943207705859095" calcext:value-type="float">
            <text:p>9.432E-05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0109209300717339" calcext:value-type="float">
            <text:p>1.092E-04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0135924783535302" calcext:value-type="float">
            <text:p>1.359E-04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0179446447873488" calcext:value-type="float">
            <text:p>1.794E-04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244518159888685" calcext:value-type="float">
            <text:p>2.445E-04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335661316057667" calcext:value-type="float">
            <text:p>3.357E-04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459023285657167" calcext:value-type="float">
            <text:p>4.590E-04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0619969854597002" calcext:value-type="float">
            <text:p>6.200E-04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0822311092633754" calcext:value-type="float">
            <text:p>8.223E-04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106750533450395" calcext:value-type="float">
            <text:p>1.068E-03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136985827703029" calcext:value-type="float">
            <text:p>1.370E-03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173763721249998" calcext:value-type="float">
            <text:p>1.738E-03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217820797115564" calcext:value-type="float">
            <text:p>2.178E-03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26968230959028" calcext:value-type="float">
            <text:p>2.697E-03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330797210335731" calcext:value-type="float">
            <text:p>3.308E-03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402189558371902" calcext:value-type="float">
            <text:p>4.022E-03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484208157286048" calcext:value-type="float">
            <text:p>4.842E-03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574739370495081" calcext:value-type="float">
            <text:p>5.747E-03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680702272802591" calcext:value-type="float">
            <text:p>6.807E-03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804947782307863" calcext:value-type="float">
            <text:p>8.049E-03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949659757316113" calcext:value-type="float">
            <text:p>9.497E-03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111366007477045" calcext:value-type="float">
            <text:p>1.114E-02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130691174417734" calcext:value-type="float">
            <text:p>1.307E-02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153443729504943" calcext:value-type="float">
            <text:p>1.534E-02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180260390043259" calcext:value-type="float">
            <text:p>1.803E-02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212775729596615" calcext:value-type="float">
            <text:p>2.128E-02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249614585191011" calcext:value-type="float">
            <text:p>2.496E-02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290717035531998" calcext:value-type="float">
            <text:p>2.907E-0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336298234760761" calcext:value-type="float">
            <text:p>3.363E-02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390371344983578" calcext:value-type="float">
            <text:p>3.904E-02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446581169962883" calcext:value-type="float">
            <text:p>4.466E-02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503025986254215" calcext:value-type="float">
            <text:p>5.030E-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557807274162769" calcext:value-type="float">
            <text:p>5.578E-02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609119050204754" calcext:value-type="float">
            <text:p>6.091E-02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654919520020485" calcext:value-type="float">
            <text:p>6.549E-02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693266838788986" calcext:value-type="float">
            <text:p>6.933E-02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722218677401543" calcext:value-type="float">
            <text:p>7.222E-02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732465162873268" calcext:value-type="float">
            <text:p>7.325E-02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732271298766136" calcext:value-type="float">
            <text:p>7.323E-02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722645744681358" calcext:value-type="float">
            <text:p>7.226E-02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704551860690117" calcext:value-type="float">
            <text:p>7.046E-02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75890445709229" calcext:value-type="float">
            <text:p>6.759E-02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641733556985855" calcext:value-type="float">
            <text:p>6.417E-02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604443810880184" calcext:value-type="float">
            <text:p>6.044E-0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566234141588211" calcext:value-type="float">
            <text:p>5.662E-02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533765181899071" calcext:value-type="float">
            <text:p>5.338E-0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503481067717075" calcext:value-type="float">
            <text:p>5.035E-0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475308261811733" calcext:value-type="float">
            <text:p>4.753E-02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449581146240234" calcext:value-type="float">
            <text:p>4.496E-0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428716167807579" calcext:value-type="float">
            <text:p>4.287E-02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410446301102638" calcext:value-type="float">
            <text:p>4.104E-02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393911227583885" calcext:value-type="float">
            <text:p>3.939E-02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378535054624081" calcext:value-type="float">
            <text:p>3.785E-0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362433828413486" calcext:value-type="float">
            <text:p>3.624E-02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346595123410225" calcext:value-type="float">
            <text:p>3.466E-02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331289693713188" calcext:value-type="float">
            <text:p>3.313E-02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316538102924824" calcext:value-type="float">
            <text:p>3.165E-02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301676727831364" calcext:value-type="float">
            <text:p>3.017E-02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287507195025682" calcext:value-type="float">
            <text:p>2.875E-02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274540465325117" calcext:value-type="float">
            <text:p>2.745E-0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263121351599693" calcext:value-type="float">
            <text:p>2.631E-02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254437979310751" calcext:value-type="float">
            <text:p>2.544E-02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247918497771025" calcext:value-type="float">
            <text:p>2.479E-02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243241805583239" calcext:value-type="float">
            <text:p>2.432E-0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240337010473013" calcext:value-type="float">
            <text:p>2.403E-02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23940484970808" calcext:value-type="float">
            <text:p>2.394E-02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240094307810068" calcext:value-type="float">
            <text:p>2.401E-02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242099277675152" calcext:value-type="float">
            <text:p>2.421E-02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245209448039532" calcext:value-type="float">
            <text:p>2.452E-0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248974226415157" calcext:value-type="float">
            <text:p>2.490E-02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2534169703722" calcext:value-type="float">
            <text:p>2.534E-02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258553195744753" calcext:value-type="float">
            <text:p>2.586E-0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264300554990768" calcext:value-type="float">
            <text:p>2.643E-02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270419158041477" calcext:value-type="float">
            <text:p>2.704E-02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276969242841005" calcext:value-type="float">
            <text:p>2.770E-02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284030325710773" calcext:value-type="float">
            <text:p>2.840E-02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291607305407524" calcext:value-type="float">
            <text:p>2.916E-02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299827009439468" calcext:value-type="float">
            <text:p>2.998E-02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30859312042594" calcext:value-type="float">
            <text:p>3.086E-02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317772850394249" calcext:value-type="float">
            <text:p>3.178E-02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327300354838371" calcext:value-type="float">
            <text:p>3.273E-02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33714983612299" calcext:value-type="float">
            <text:p>3.371E-02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347224846482277" calcext:value-type="float">
            <text:p>3.472E-02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35741001367569" calcext:value-type="float">
            <text:p>3.574E-02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367614887654781" calcext:value-type="float">
            <text:p>3.676E-02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377709902822971" calcext:value-type="float">
            <text:p>3.777E-02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387630835175514" calcext:value-type="float">
            <text:p>3.876E-02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397339537739754" calcext:value-type="float">
            <text:p>3.973E-02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406770370900631" calcext:value-type="float">
            <text:p>4.068E-02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415735952556133" calcext:value-type="float">
            <text:p>4.157E-02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424240678548813" calcext:value-type="float">
            <text:p>4.242E-02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432398840785027" calcext:value-type="float">
            <text:p>4.324E-02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440227426588535" calcext:value-type="float">
            <text:p>4.402E-02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447793118655682" calcext:value-type="float">
            <text:p>4.478E-02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455089546740055" calcext:value-type="float">
            <text:p>4.551E-02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462051555514336" calcext:value-type="float">
            <text:p>4.621E-0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468659922480583" calcext:value-type="float">
            <text:p>4.687E-02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474858842790127" calcext:value-type="float">
            <text:p>4.749E-02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480641461908817" calcext:value-type="float">
            <text:p>4.806E-0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486054345965385" calcext:value-type="float">
            <text:p>4.861E-02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491106025874615" calcext:value-type="float">
            <text:p>4.911E-02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495788976550102" calcext:value-type="float">
            <text:p>4.958E-02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500115305185318" calcext:value-type="float">
            <text:p>5.001E-02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504125282168388" calcext:value-type="float">
            <text:p>5.041E-0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507840439677238" calcext:value-type="float">
            <text:p>5.078E-02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511289387941361" calcext:value-type="float">
            <text:p>5.113E-02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514493174850941" calcext:value-type="float">
            <text:p>5.145E-02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517458729445934" calcext:value-type="float">
            <text:p>5.175E-02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520201772451401" calcext:value-type="float">
            <text:p>5.202E-02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522718355059624" calcext:value-type="float">
            <text:p>5.227E-0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525021404027939" calcext:value-type="float">
            <text:p>5.250E-02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527175106108189" calcext:value-type="float">
            <text:p>5.272E-02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529213845729828" calcext:value-type="float">
            <text:p>5.292E-02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531222671270371" calcext:value-type="float">
            <text:p>5.312E-02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533253140747547" calcext:value-type="float">
            <text:p>5.333E-02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535200648009777" calcext:value-type="float">
            <text:p>5.352E-02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537047348916531" calcext:value-type="float">
            <text:p>5.370E-02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538741536438465" calcext:value-type="float">
            <text:p>5.387E-02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5402472615242" calcext:value-type="float">
            <text:p>5.402E-02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541649423539639" calcext:value-type="float">
            <text:p>5.416E-02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542967580258846" calcext:value-type="float">
            <text:p>5.430E-02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544250681996346" calcext:value-type="float">
            <text:p>5.443E-02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54554034024477" calcext:value-type="float">
            <text:p>5.455E-02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546760186553001" calcext:value-type="float">
            <text:p>5.468E-02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547895468771458" calcext:value-type="float">
            <text:p>5.479E-0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548924654722214" calcext:value-type="float">
            <text:p>5.489E-02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549826063215733" calcext:value-type="float">
            <text:p>5.498E-02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550610683858395" calcext:value-type="float">
            <text:p>5.506E-02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55127277970314" calcext:value-type="float">
            <text:p>5.513E-02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551796294748783" calcext:value-type="float">
            <text:p>5.518E-02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552163831889629" calcext:value-type="float">
            <text:p>5.522E-02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552409403026104" calcext:value-type="float">
            <text:p>5.524E-02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552541129291058" calcext:value-type="float">
            <text:p>5.525E-02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552557110786438" calcext:value-type="float">
            <text:p>5.526E-02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552452243864536" calcext:value-type="float">
            <text:p>5.525E-02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552275888621807" calcext:value-type="float">
            <text:p>5.523E-02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552050247788429" calcext:value-type="float">
            <text:p>5.521E-02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55180661380291" calcext:value-type="float">
            <text:p>5.518E-02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551581420004368" calcext:value-type="float">
            <text:p>5.516E-02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551357083022594" calcext:value-type="float">
            <text:p>5.514E-02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551142655313015" calcext:value-type="float">
            <text:p>5.511E-02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550960414111614" calcext:value-type="float">
            <text:p>5.510E-02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550846196711063" calcext:value-type="float">
            <text:p>5.508E-02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550740398466587" calcext:value-type="float">
            <text:p>5.507E-02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550629273056984" calcext:value-type="float">
            <text:p>5.506E-0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550480224192143" calcext:value-type="float">
            <text:p>5.505E-02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550234317779541" calcext:value-type="float">
            <text:p>5.502E-02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549982711672783" calcext:value-type="float">
            <text:p>5.500E-02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549745857715607" calcext:value-type="float">
            <text:p>5.497E-02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549561902880669" calcext:value-type="float">
            <text:p>5.496E-02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549502596259117" calcext:value-type="float">
            <text:p>5.495E-02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549476817250252" calcext:value-type="float">
            <text:p>5.495E-02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54946918040514" calcext:value-type="float">
            <text:p>5.495E-02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549455769360065" calcext:value-type="float">
            <text:p>5.495E-02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549392178654671" calcext:value-type="float">
            <text:p>5.494E-02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549322217702866" calcext:value-type="float">
            <text:p>5.493E-02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549249202013016" calcext:value-type="float">
            <text:p>5.492E-02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549177676439285" calcext:value-type="float">
            <text:p>5.492E-02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549116767942905" calcext:value-type="float">
            <text:p>5.491E-02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549058690667152" calcext:value-type="float">
            <text:p>5.491E-02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54900374263525" calcext:value-type="float">
            <text:p>5.490E-02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548951737582684" calcext:value-type="float">
            <text:p>5.490E-02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548903606832027" calcext:value-type="float">
            <text:p>5.489E-02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548857599496841" calcext:value-type="float">
            <text:p>5.489E-02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548813194036484" calcext:value-type="float">
            <text:p>5.488E-02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54876796901226" calcext:value-type="float">
            <text:p>5.488E-02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548712946474552" calcext:value-type="float">
            <text:p>5.487E-02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548663213849068" calcext:value-type="float">
            <text:p>5.487E-02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548622794449329" calcext:value-type="float">
            <text:p>5.486E-02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548595003783703" calcext:value-type="float">
            <text:p>5.486E-02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548577755689621" calcext:value-type="float">
            <text:p>5.486E-02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548586584627628" calcext:value-type="float">
            <text:p>5.486E-02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548629201948643" calcext:value-type="float">
            <text:p>5.486E-02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548714026808739" calcext:value-type="float">
            <text:p>5.487E-02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548852756619453" calcext:value-type="float">
            <text:p>5.489E-02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549046210944653" calcext:value-type="float">
            <text:p>5.490E-02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549300014972687" calcext:value-type="float">
            <text:p>5.493E-02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549613833427429" calcext:value-type="float">
            <text:p>5.496E-02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549948662519455" calcext:value-type="float">
            <text:p>5.499E-02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550385825335979" calcext:value-type="float">
            <text:p>5.504E-02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550954341888428" calcext:value-type="float">
            <text:p>5.510E-02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551690459251404" calcext:value-type="float">
            <text:p>5.517E-02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552689768373966" calcext:value-type="float">
            <text:p>5.527E-02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553869940340519" calcext:value-type="float">
            <text:p>5.539E-02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555226095020771" calcext:value-type="float">
            <text:p>5.552E-02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556752532720566" calcext:value-type="float">
            <text:p>5.568E-02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558435320854187" calcext:value-type="float">
            <text:p>5.584E-02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560284480452538" calcext:value-type="float">
            <text:p>5.603E-02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562299601733685" calcext:value-type="float">
            <text:p>5.623E-02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564477145671845" calcext:value-type="float">
            <text:p>5.645E-02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566780939698219" calcext:value-type="float">
            <text:p>5.668E-0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569268018007278" calcext:value-type="float">
            <text:p>5.693E-02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571955069899559" calcext:value-type="float">
            <text:p>5.720E-02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574868246912956" calcext:value-type="float">
            <text:p>5.749E-02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578141026198864" calcext:value-type="float">
            <text:p>5.781E-02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581605583429337" calcext:value-type="float">
            <text:p>5.816E-02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585223659873009" calcext:value-type="float">
            <text:p>5.852E-02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588951744139195" calcext:value-type="float">
            <text:p>5.890E-02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592681728303432" calcext:value-type="float">
            <text:p>5.927E-02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596485286951065" calcext:value-type="float">
            <text:p>5.965E-02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600356832146645" calcext:value-type="float">
            <text:p>6.004E-02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604297406971455" calcext:value-type="float">
            <text:p>6.043E-02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608396306633949" calcext:value-type="float">
            <text:p>6.084E-02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612499788403511" calcext:value-type="float">
            <text:p>6.125E-02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616558566689491" calcext:value-type="float">
            <text:p>6.166E-02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620517693459988" calcext:value-type="float">
            <text:p>6.205E-02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62425509095192" calcext:value-type="float">
            <text:p>6.243E-0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627834871411324" calcext:value-type="float">
            <text:p>6.278E-02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631241127848625" calcext:value-type="float">
            <text:p>6.312E-02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634458139538765" calcext:value-type="float">
            <text:p>6.345E-02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637469664216042" calcext:value-type="float">
            <text:p>6.375E-02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640260428190231" calcext:value-type="float">
            <text:p>6.403E-02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642814859747887" calcext:value-type="float">
            <text:p>6.428E-02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64511850476265" calcext:value-type="float">
            <text:p>6.451E-02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647173970937729" calcext:value-type="float">
            <text:p>6.472E-0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648937225341797" calcext:value-type="float">
            <text:p>6.489E-02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650384500622749" calcext:value-type="float">
            <text:p>6.504E-02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651486963033676" calcext:value-type="float">
            <text:p>6.515E-02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652149543166161" calcext:value-type="float">
            <text:p>6.521E-02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652458816766739" calcext:value-type="float">
            <text:p>6.525E-02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652423948049545" calcext:value-type="float">
            <text:p>6.524E-02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652054846286774" calcext:value-type="float">
            <text:p>6.521E-02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651375353336334" calcext:value-type="float">
            <text:p>6.514E-02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650371089577675" calcext:value-type="float">
            <text:p>6.504E-02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649044364690781" calcext:value-type="float">
            <text:p>6.490E-02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647394806146622" calcext:value-type="float">
            <text:p>6.474E-02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645391568541527" calcext:value-type="float">
            <text:p>6.454E-02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64308874309063" calcext:value-type="float">
            <text:p>6.431E-02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640503540635109" calcext:value-type="float">
            <text:p>6.405E-02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637656524777412" calcext:value-type="float">
            <text:p>6.377E-02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634600520133972" calcext:value-type="float">
            <text:p>6.346E-02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631296783685684" calcext:value-type="float">
            <text:p>6.313E-02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627745911478996" calcext:value-type="float">
            <text:p>6.277E-02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623948164284229" calcext:value-type="float">
            <text:p>6.239E-02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619900971651077" calcext:value-type="float">
            <text:p>6.199E-02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615610294044018" calcext:value-type="float">
            <text:p>6.156E-02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611078515648842" calcext:value-type="float">
            <text:p>6.111E-02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606306046247482" calcext:value-type="float">
            <text:p>6.063E-02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601282715797424" calcext:value-type="float">
            <text:p>6.013E-02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596031732857227" calcext:value-type="float">
            <text:p>5.960E-02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590562149882317" calcext:value-type="float">
            <text:p>5.906E-02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584877692162991" calcext:value-type="float">
            <text:p>5.849E-02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57895764708519" calcext:value-type="float">
            <text:p>5.790E-02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572862215340138" calcext:value-type="float">
            <text:p>5.729E-02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566615983843803" calcext:value-type="float">
            <text:p>5.666E-02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56025430560112" calcext:value-type="float">
            <text:p>5.603E-02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553863570094109" calcext:value-type="float">
            <text:p>5.539E-02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547356680035591" calcext:value-type="float">
            <text:p>5.474E-02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540723241865635" calcext:value-type="float">
            <text:p>5.407E-02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53395189344883" calcext:value-type="float">
            <text:p>5.340E-02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527026206254959" calcext:value-type="float">
            <text:p>5.270E-02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519947484135628" calcext:value-type="float">
            <text:p>5.199E-02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512708909809589" calcext:value-type="float">
            <text:p>5.127E-02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505294837057591" calcext:value-type="float">
            <text:p>5.053E-02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497661605477333" calcext:value-type="float">
            <text:p>4.977E-02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489874929189682" calcext:value-type="float">
            <text:p>4.899E-02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481950826942921" calcext:value-type="float">
            <text:p>4.820E-02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473882593214512" calcext:value-type="float">
            <text:p>4.739E-02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465607382357121" calcext:value-type="float">
            <text:p>4.656E-02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457304641604424" calcext:value-type="float">
            <text:p>4.573E-02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449043214321137" calcext:value-type="float">
            <text:p>4.490E-02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440954901278019" calcext:value-type="float">
            <text:p>4.410E-02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433292351663113" calcext:value-type="float">
            <text:p>4.333E-02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425722673535347" calcext:value-type="float">
            <text:p>4.257E-02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418183617293835" calcext:value-type="float">
            <text:p>4.182E-02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410568304359913" calcext:value-type="float">
            <text:p>4.106E-02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402705930173397" calcext:value-type="float">
            <text:p>4.027E-02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39478961378336" calcext:value-type="float">
            <text:p>3.948E-02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386841557919979" calcext:value-type="float">
            <text:p>3.868E-02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378883443772793" calcext:value-type="float">
            <text:p>3.789E-0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370935909450054" calcext:value-type="float">
            <text:p>3.709E-02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363025665283203" calcext:value-type="float">
            <text:p>3.630E-02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355176813900471" calcext:value-type="float">
            <text:p>3.552E-02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347424261271954" calcext:value-type="float">
            <text:p>3.474E-02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339808464050293" calcext:value-type="float">
            <text:p>3.398E-02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332304649055004" calcext:value-type="float">
            <text:p>3.323E-02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324919745326042" calcext:value-type="float">
            <text:p>3.249E-02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317687839269638" calcext:value-type="float">
            <text:p>3.177E-02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310645271092653" calcext:value-type="float">
            <text:p>3.106E-02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303696393966675" calcext:value-type="float">
            <text:p>3.037E-02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296811796724796" calcext:value-type="float">
            <text:p>2.968E-02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289920922368765" calcext:value-type="float">
            <text:p>2.899E-02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282962825149298" calcext:value-type="float">
            <text:p>2.830E-02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276047643274069" calcext:value-type="float">
            <text:p>2.760E-02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26919674128294" calcext:value-type="float">
            <text:p>2.692E-02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262464787811041" calcext:value-type="float">
            <text:p>2.625E-02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255888905376196" calcext:value-type="float">
            <text:p>2.559E-02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249391328543425" calcext:value-type="float">
            <text:p>2.494E-02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242956280708313" calcext:value-type="float">
            <text:p>2.430E-02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236503686755896" calcext:value-type="float">
            <text:p>2.365E-02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230003297328949" calcext:value-type="float">
            <text:p>2.300E-02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22360822185874" calcext:value-type="float">
            <text:p>2.236E-02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217368006706238" calcext:value-type="float">
            <text:p>2.174E-02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211417675018311" calcext:value-type="float">
            <text:p>2.114E-02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20580755546689" calcext:value-type="float">
            <text:p>2.058E-02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200387928634882" calcext:value-type="float">
            <text:p>2.004E-02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195128656923771" calcext:value-type="float">
            <text:p>1.951E-02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189990885555744" calcext:value-type="float">
            <text:p>1.900E-02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184946227818728" calcext:value-type="float">
            <text:p>1.849E-02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179981905966997" calcext:value-type="float">
            <text:p>1.800E-02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175075065344572" calcext:value-type="float">
            <text:p>1.751E-02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17015315592289" calcext:value-type="float">
            <text:p>1.702E-02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165211372077465" calcext:value-type="float">
            <text:p>1.652E-02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16031676903367" calcext:value-type="float">
            <text:p>1.603E-02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155485635623336" calcext:value-type="float">
            <text:p>1.555E-0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150720365345478" calcext:value-type="float">
            <text:p>1.507E-02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146044176071882" calcext:value-type="float">
            <text:p>1.460E-02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141495456919074" calcext:value-type="float">
            <text:p>1.415E-02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137100471183658" calcext:value-type="float">
            <text:p>1.371E-02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132970996201038" calcext:value-type="float">
            <text:p>1.330E-02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129078542813659" calcext:value-type="float">
            <text:p>1.291E-02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125326663255692" calcext:value-type="float">
            <text:p>1.253E-02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121683208271861" calcext:value-type="float">
            <text:p>1.217E-02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118009131401777" calcext:value-type="float">
            <text:p>1.180E-02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114354277029634" calcext:value-type="float">
            <text:p>1.144E-02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110821593552828" calcext:value-type="float">
            <text:p>1.108E-02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107446974143386" calcext:value-type="float">
            <text:p>1.074E-02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104467580094934" calcext:value-type="float">
            <text:p>1.045E-02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101741915568709" calcext:value-type="float">
            <text:p>1.017E-02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990832410752773" calcext:value-type="float">
            <text:p>9.908E-03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964080542325974" calcext:value-type="float">
            <text:p>9.641E-03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933240912854672" calcext:value-type="float">
            <text:p>9.332E-0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900506880134344" calcext:value-type="float">
            <text:p>9.005E-03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868063420057297" calcext:value-type="float">
            <text:p>8.681E-03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836803484708071" calcext:value-type="float">
            <text:p>8.368E-03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810749549418688" calcext:value-type="float">
            <text:p>8.107E-03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787406321614981" calcext:value-type="float">
            <text:p>7.874E-03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765036977827549" calcext:value-type="float">
            <text:p>7.650E-03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742897624149919" calcext:value-type="float">
            <text:p>7.429E-03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71748816408217" calcext:value-type="float">
            <text:p>7.175E-03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691291689872742" calcext:value-type="float">
            <text:p>6.913E-0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665567629039288" calcext:value-type="float">
            <text:p>6.656E-03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640932330861688" calcext:value-type="float">
            <text:p>6.409E-03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620426144450903" calcext:value-type="float">
            <text:p>6.204E-03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601612590253353" calcext:value-type="float">
            <text:p>6.016E-03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583623256534338" calcext:value-type="float">
            <text:p>5.836E-03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565949082374573" calcext:value-type="float">
            <text:p>5.659E-03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545585062354803" calcext:value-type="float">
            <text:p>5.456E-03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525368750095367" calcext:value-type="float">
            <text:p>5.254E-03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506059918552637" calcext:value-type="float">
            <text:p>5.061E-03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488256150856614" calcext:value-type="float">
            <text:p>4.883E-03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475412746891379" calcext:value-type="float">
            <text:p>4.754E-03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46402458101511" calcext:value-type="float">
            <text:p>4.640E-0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453474838286638" calcext:value-type="float">
            <text:p>4.535E-0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443038670346141" calcext:value-type="float">
            <text:p>4.430E-03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430809799581766" calcext:value-type="float">
            <text:p>4.308E-03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418245559558272" calcext:value-type="float">
            <text:p>4.182E-03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405362527817488" calcext:value-type="float">
            <text:p>4.054E-03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39209732785821" calcext:value-type="float">
            <text:p>3.921E-03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378093868494034" calcext:value-type="float">
            <text:p>3.781E-03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364080769941211" calcext:value-type="float">
            <text:p>3.641E-03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350303063169122" calcext:value-type="float">
            <text:p>3.503E-03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336945243179798" calcext:value-type="float">
            <text:p>3.369E-03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324112735688686" calcext:value-type="float">
            <text:p>3.241E-03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312388176098466" calcext:value-type="float">
            <text:p>3.124E-03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302130845375359" calcext:value-type="float">
            <text:p>3.021E-03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294748530723155" calcext:value-type="float">
            <text:p>2.947E-03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291823619045317" calcext:value-type="float">
            <text:p>2.918E-03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289536616764963" calcext:value-type="float">
            <text:p>2.895E-03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286754593253136" calcext:value-type="float">
            <text:p>2.868E-03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80532659962773" calcext:value-type="float">
            <text:p>2.805E-03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69001489505172" calcext:value-type="float">
            <text:p>2.690E-03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256314245052636" calcext:value-type="float">
            <text:p>2.563E-03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243360549211502" calcext:value-type="float">
            <text:p>2.434E-03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232249964028597" calcext:value-type="float">
            <text:p>2.322E-03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223752576857805" calcext:value-type="float">
            <text:p>2.238E-03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216061272658408" calcext:value-type="float">
            <text:p>2.161E-03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208951998502016" calcext:value-type="float">
            <text:p>2.090E-03</text:p>
          </table:table-cell>
        </table:table-row>
        <table:table-row table:style-name="ro1">
          <table:table-cell table:style-name="ce4" office:value-type="string" calcext:value-type="string">
            <text:p>780nm</text:p>
          </table:table-cell>
          <table:table-cell table:style-name="ce7" office:value-type="float" office:value="0.00202207453548908" calcext:value-type="float">
            <text:p>2.022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number number:decimal-places="5" number:min-decimal-places="5" number:min-integer-digits="1"/>
    </number:number-style>
    <number:number-style style:name="N181P0" style:volatile="true">
      <number:text>+</number:text>
      <number:number number:decimal-places="4" number:min-decimal-places="4" number:min-integer-digits="1"/>
    </number:number-style>
    <number:number-style style:name="N181P1" style:volatile="true">
      <number:text>-</number:text>
      <number:number number:decimal-places="4" number:min-decimal-places="4" number:min-integer-digits="1"/>
    </number:number-style>
    <number:number-style style:name="N181">
      <number:number number:decimal-places="4" number:min-decimal-places="4" number:min-integer-digits="1"/>
      <style:map style:condition="value()&gt;0" style:apply-style-name="N181P0"/>
      <style:map style:condition="value()&lt;0" style:apply-style-name="N181P1"/>
    </number:number-style>
    <number:number-style style:name="N180">
      <number:number number:decimal-places="10" number:min-decimal-places="10" number:min-integer-digits="1"/>
      <number:text> </number:text>
    </number:number-style>
    <number:number-style style:name="N149">
      <number:number number:decimal-places="5" number:min-decimal-places="5" number:min-integer-digits="1"/>
      <number:text> </number:text>
    </number:number-style>
    <number:number-style style:name="N148">
      <number:number number:decimal-places="4" number:min-decimal-places="4" number:min-integer-digits="1"/>
      <number:text> </number:text>
    </number:number-style>
    <number:number-style style:name="N14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¥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¥</number:text>
      <number:number number:decimal-places="2" number:min-decimal-places="2" number:min-integer-digits="1" number:grouping="true"/>
    </number:number-style>
    <number:number-style style:name="N135">
      <number:text>¥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¥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¥</number:text>
      <number:number number:decimal-places="0" number:min-decimal-places="0" number:min-integer-digits="1" number:grouping="true"/>
    </number:number-style>
    <number:number-style style:name="N133">
      <number:text>¥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50">
      <number:number number:decimal-places="2" number:min-decimal-places="2" number:min-integer-digits="1"/>
      <number:text> </number:text>
    </number:number-style>
    <number:number-style style:name="N151">
      <number:number number:decimal-places="3" number:min-decimal-places="3" number:min-integer-digits="1"/>
      <number:text> </number:text>
    </number:number-style>
    <number:number-style style:name="N152">
      <number:number number:decimal-places="1" number:min-decimal-places="1" number:min-integer-digits="1"/>
      <number:text> </number:text>
    </number:number-style>
    <number:number-style style:name="N153">
      <number:number number:decimal-places="0" number:min-decimal-places="0" number:min-integer-digits="1"/>
      <number:text> </number:text>
    </number:number-style>
    <number:date-style style:name="N15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day number:style="long"/>
    </number:date-style>
    <number:date-style style:name="N15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57P0" style:volatile="true">
      <number:number number:decimal-places="1" number:min-decimal-places="1" number:min-integer-digits="1" number:grouping="true"/>
    </number:number-style>
    <number:number-style style:name="N157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57P0"/>
    </number:number-style>
    <number:number-style style:name="N158P0" style:volatile="true">
      <number:number number:decimal-places="3" number:min-decimal-places="3" number:min-integer-digits="1" number:grouping="true"/>
    </number:number-style>
    <number:number-style style:name="N158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58P0"/>
    </number:number-style>
    <number:number-style style:name="N159P0" style:volatile="true">
      <number:number number:decimal-places="4" number:min-decimal-places="4" number:min-integer-digits="1" number:grouping="true"/>
    </number:number-style>
    <number:number-style style:name="N15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9P0"/>
    </number:number-style>
    <number:number-style style:name="N160">
      <number:number number:decimal-places="6" number:min-decimal-places="6" number:min-integer-digits="1"/>
      <number:text> </number:text>
    </number:number-style>
    <number:number-style style:name="N16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3P0" style:volatile="true">
      <number:number number:decimal-places="2" number:min-decimal-places="2" number:min-integer-digits="1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/>
    </number:number-style>
    <number:number-style style:name="N164">
      <number:text> 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number:text>  </number:text>
      <style:map style:condition="value()&gt;=0" style:apply-style-name="N165P0"/>
    </number:number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7" number:min-decimal-places="7" number:min-integer-digits="1"/>
      <number:text> </number:text>
    </number:number-style>
    <number:number-style style:name="N171">
      <number:number number:decimal-places="3" number:min-decimal-places="3"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3P0" style:volatile="true">
      <number:number number:decimal-places="4" number:min-decimal-places="4" number:min-integer-digits="1"/>
      <number:text> </number:text>
    </number:number-style>
    <number:number-style style:name="N173">
      <style:text-properties fo:color="#ff0000"/>
      <number:text>(</number:text>
      <number:number number:decimal-places="4" number:min-decimal-places="4" number:min-integer-digits="1"/>
      <number:text>)</number:text>
      <style:map style:condition="value()&gt;=0" style:apply-style-name="N173P0"/>
    </number:number-style>
    <number:number-style style:name="N174P0" style:volatile="true">
      <number:number number:decimal-places="3" number:min-decimal-places="3" number:min-integer-digits="1"/>
      <number:text> </number:text>
    </number:number-style>
    <number:number-style style:name="N174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4P0"/>
    </number:number-style>
    <number:number-style style:name="N175P0" style:volatile="true">
      <number:number number:decimal-places="1" number:min-decimal-places="1" number:min-integer-digits="1"/>
      <number:text> </number:text>
    </number:number-style>
    <number:number-style style:name="N175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75P0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7P0" style:volatile="true">
      <number:number number:decimal-places="0" number:min-decimal-places="0" number:min-integer-digits="1"/>
      <number:text> </number:text>
    </number:number-style>
    <number:number-style style:name="N17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77P0"/>
    </number:number-style>
    <number:number-style style:name="N178">
      <number:number number:decimal-places="9" number:min-decimal-places="9" number:min-integer-digits="1"/>
      <number:text> </number:text>
    </number:number-style>
    <number:number-style style:name="N179">
      <number:number number:decimal-places="8" number:min-decimal-places="8" number:min-integer-digits="1"/>
      <number:text> </number:text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4:51:18.277356729</meta:creation-date>
    <dc:date>2025-02-08T14:52:24.764090356</dc:date>
    <meta:editing-duration>PT1M7S</meta:editing-duration>
    <meta:editing-cycles>1</meta:editing-cycles>
    <meta:document-statistic meta:table-count="1" meta:cell-count="842" meta:object-count="0"/>
    <meta:generator>LibreOffice/7.3.7.2$Linux_X86_64 LibreOffice_project/30$Build-2</meta:generator>
  </office:meta>
</office:document-meta>
</file>